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text-properties style:font-name="Liberation Serif"/>
    </style:style>
    <style:style style:name="P6" style:family="paragraph" style:parent-style-name="Text_20_body">
      <style:text-properties style:font-name="Liberation Serif" officeooo:rsid="02d82664" officeooo:paragraph-rsid="02d82664"/>
    </style:style>
    <style:style style:name="P7" style:family="paragraph" style:parent-style-name="Text_20_body">
      <style:text-properties style:font-name="Liberation Serif" officeooo:rsid="02d82664" officeooo:paragraph-rsid="02d84541"/>
    </style:style>
    <style:style style:name="P8" style:family="paragraph" style:parent-style-name="Text_20_body">
      <style:text-properties style:font-name="Liberation Serif" officeooo:rsid="02d84541" officeooo:paragraph-rsid="02d84541"/>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3" style:family="paragraph" style:parent-style-name="Table_20_Contents">
      <style:text-properties style:font-name="Liberation Serif"/>
    </style:style>
    <style:style style:name="P14" style:family="paragraph" style:parent-style-name="Table_20_Contents">
      <style:text-properties style:font-name="Liberation Serif" fo:font-size="10pt" style:font-size-asian="10pt" style:font-size-complex="10pt"/>
    </style:style>
    <style:style style:name="P15" style:family="paragraph" style:parent-style-name="Table_20_Contents">
      <style:text-properties style:font-name="Liberation Serif" fo:font-size="10pt" officeooo:paragraph-rsid="02ec13ce" style:font-size-asian="10pt" style:font-size-complex="10pt"/>
    </style:style>
    <style:style style:name="P16" style:family="paragraph" style:parent-style-name="Table_20_Contents">
      <style:text-properties style:font-name="Liberation Serif" officeooo:paragraph-rsid="02eda724"/>
    </style:style>
    <style:style style:name="P17" style:family="paragraph" style:parent-style-name="Table_20_Contents">
      <style:paragraph-properties fo:text-align="center" style:justify-single-word="false"/>
      <style:text-properties style:font-name="Liberation Serif" officeooo:paragraph-rsid="02eda724"/>
    </style:style>
    <style:style style:name="P18" style:family="paragraph" style:parent-style-name="Table_20_Contents">
      <style:text-properties style:font-name="Liberation Serif" officeooo:rsid="02ec13ce" officeooo:paragraph-rsid="02ec13ce"/>
    </style:style>
    <style:style style:name="P19" style:family="paragraph" style:parent-style-name="Table_20_Contents">
      <style:text-properties style:font-name="Liberation Serif" officeooo:paragraph-rsid="02ec13ce"/>
    </style:style>
    <style:style style:name="P20" style:family="paragraph" style:parent-style-name="Table_20_Contents">
      <style:text-properties style:font-name="Liberation Serif" officeooo:rsid="02f1fe37" officeooo:paragraph-rsid="02f1fe37"/>
    </style:style>
    <style:style style:name="P21" style:family="paragraph" style:parent-style-name="First_20_line_20_indent">
      <style:paragraph-properties fo:margin-top="8.01mm" fo:margin-bottom="2.47mm" loext:contextual-spacing="false"/>
      <style:text-properties style:font-name="Liberation Serif" officeooo:paragraph-rsid="02d964f6"/>
    </style:style>
    <style:style style:name="P22" style:family="paragraph" style:parent-style-name="Standard">
      <style:text-properties style:font-name="Liberation Serif"/>
    </style:style>
    <style:style style:name="P23" style:family="paragraph" style:parent-style-name="Standard" style:list-style-name="L1">
      <style:text-properties style:font-name="Liberation Serif"/>
    </style:style>
    <style:style style:name="P24" style:family="paragraph" style:parent-style-name="Table_20_Contents" style:list-style-name="L1">
      <style:text-properties style:font-name="Liberation Serif" officeooo:rsid="02ed919d" officeooo:paragraph-rsid="02eda724"/>
    </style:style>
    <style:style style:name="P25" style:family="paragraph" style:parent-style-name="Table_20_Contents" style:list-style-name="L2">
      <style:paragraph-properties fo:text-align="start" style:justify-single-word="false"/>
      <style:text-properties style:font-name="Liberation Serif" officeooo:paragraph-rsid="02eda724"/>
    </style:style>
    <style:style style:name="P26" style:family="paragraph" style:parent-style-name="Heading_20_1" style:master-page-name="Landscape">
      <style:paragraph-properties style:page-number="auto"/>
      <style:text-properties style:font-name="Liberation Serif" officeooo:paragraph-rsid="02d82664" style:text-scale="99%"/>
    </style:style>
    <style:style style:name="P27" style:family="paragraph" style:parent-style-name="Heading_20_1">
      <style:paragraph-properties fo:break-before="page"/>
      <style:text-properties style:font-name="Liberation Serif"/>
    </style:style>
    <style:style style:name="P28" style:family="paragraph" style:parent-style-name="Heading_20_2">
      <style:text-properties style:font-name="Liberation Serif"/>
    </style:style>
    <style:style style:name="P29"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0"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1"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tracked-changes text:track-changes="false">
        <text:changed-region xml:id="ct129763888" text:id="ct129763888">
          <text:deletion>
            <office:change-info>
              <dc:creator>&lt;анонимный&gt;</dc:creator>
              <dc:date>2019-03-27T18:01:57</dc:date>
            </office:change-info>
            <text:p text:style-name="P1"><text:s/></text:p>
          </text:deletion>
        </text:changed-region>
        <text:changed-region xml:id="ct129760192" text:id="ct129760192">
          <text:insertion>
            <office:change-info>
              <dc:creator>&lt;анонимный&gt;</dc:creator>
              <dc:date>2019-03-27T18:01: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6" text:outline-level="1">Данный файл содержит<text:span text:style-name="T1"> небольшие программы для <text:line-break/>упрощения выполнения рутинной работы</text:span></text:h>
      <text:p text:style-name="P5">Чтобы Вы могли их установить, Вам прежде всего необходимо разрешить их установку в <text:span text:style-name="T1">Lib</text:span>reOffice:</text:p>
      <text:p text:style-name="P6">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7">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9">Кому может быть полезна</text:p>
          </table:table-cell>
          <table:table-cell table:style-name="Таблица3.A1" office:value-type="string">
            <text:p text:style-name="P2">Кнопки установки панелей</text:p>
          </table:table-cell>
        </table:table-row>
        <table:table-row>
          <table:table-cell table:style-name="Таблица3.A1" office:value-type="string">
            <text:p text:style-name="P10">Панель с макросами для редактор<text:span text:style-name="T3">ов</text:span></text:p>
          </table:table-cell>
          <table:table-cell table:style-name="Таблица3.A1" office:value-type="string">
            <text:p text:style-name="P3"><draw:control text:anchor-type="as-char" svg:y="-4mm" draw:z-index="0" draw:name="Фигура1" draw:style-name="gr1" draw:text-style-name="P31" svg:width="63.47mm" svg:height="5.95mm" draw:control="control1"/><text:s/></text:p>
          </table:table-cell>
        </table:table-row>
        <table:table-row>
          <table:table-cell table:style-name="Таблица3.A1" office:value-type="string">
            <text:p text:style-name="P9">Панель для работы со шрифтами</text:p>
          </table:table-cell>
          <table:table-cell table:style-name="Таблица3.A1" office:value-type="string">
            <text:p text:style-name="P3"><draw:control text:anchor-type="as-char" svg:y="-3.83mm" draw:z-index="2" draw:name="Фигура1" draw:style-name="gr1" draw:text-style-name="P31" svg:width="97.71mm" svg:height="5.95mm" draw:control="control3"/><text:s/></text:p>
          </table:table-cell>
        </table:table-row>
        <table:table-row>
          <table:table-cell table:style-name="Таблица3.A1" office:value-type="string">
            <text:p text:style-name="P10">Панель <text:span text:style-name="T3">для правки содержимого документов</text:span></text:p>
          </table:table-cell>
          <table:table-cell table:style-name="Таблица3.A1" office:value-type="string">
            <text:p text:style-name="P3"><draw:control text:anchor-type="as-char" svg:y="-3.83mm" draw:z-index="1" draw:name="Фигура1" draw:style-name="gr1" draw:text-style-name="P31" svg:width="121.35mm" svg:height="5.95mm" draw:control="control2"/><text:s/></text:p>
          </table:table-cell>
        </table:table-row>
        <table:table-row>
          <table:table-cell table:style-name="Таблица3.A1" office:value-type="string">
            <text:p text:style-name="P11">Панель быстрого доступа для работы с текстом</text:p>
          </table:table-cell>
          <table:table-cell table:style-name="Таблица3.A1" office:value-type="string">
            <text:p text:style-name="P4"><draw:control text:anchor-type="as-char" svg:y="-3.83mm" draw:z-index="3" draw:name="Фигура1" draw:style-name="gr1" draw:text-style-name="P31" svg:width="121.35mm" svg:height="5.95mm" draw:control="control4"/><text:s/></text:p>
          </table:table-cell>
        </table:table-row>
      </table:table>
      <text:p text:style-name="P21">Если <text:span text:style-name="T2">после нажатия на кнопки панели не появляются, то видимо Вы не разрешили макросы (как это сделать описано выше)</text:span></text:p>
      <text:p text:style-name="P8">На следующих страницах приведено описание устанавливаемых программ</text:p>
      <text:h text:style-name="P27" text:outline-level="1">Документация по <text:span text:style-name="T4">программам (макросам)</text:span></text:h>
      <text:h text:style-name="P28"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3">Название</text:p>
          </table:table-cell>
          <table:table-cell table:style-name="Таблица1.A1" office:value-type="string">
            <text:p text:style-name="P13">Описание</text:p>
          </table:table-cell>
          <table:table-cell table:style-name="Таблица1.C1" office:value-type="string">
            <text:p text:style-name="P14">Путь макроса для выполнения по сочетанию клавиш</text:p>
          </table:table-cell>
        </table:table-row>
        <table:table-row>
          <table:table-cell table:style-name="Таблица1.A2" office:value-type="string">
            <text:p text:style-name="P13">Не юникод</text:p>
          </table:table-cell>
          <table:table-cell table:style-name="Таблица1.A2" office:value-type="string">
            <text:p text:style-name="P13"><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4">Publishing.Correction.executeRemoveBadCharacters</text:p>
          </table:table-cell>
        </table:table-row>
        <table:table-row>
          <table:table-cell table:style-name="Таблица1.A2" office:value-type="string">
            <text:p text:style-name="P13">Фон</text:p>
          </table:table-cell>
          <table:table-cell table:style-name="Таблица1.A2" office:value-type="string">
            <text:p text:style-name="P13">Заменяет белый фон символов на прозрачный во всем документе</text:p>
          </table:table-cell>
          <table:table-cell table:style-name="Таблица1.C2" office:value-type="string">
            <text:p text:style-name="P14">Publishing.Correction.executeRemoveWhiteBackground</text:p>
          </table:table-cell>
        </table:table-row>
        <table:table-row>
          <table:table-cell table:style-name="Таблица1.A2" office:value-type="string">
            <text:p text:style-name="P13">Ошибки</text:p>
          </table:table-cell>
          <table:table-cell table:style-name="Таблица1.A2" office:value-type="string">
            <text:p text:style-name="P13">Предлагаются к исправлению (в отслеживаемых изменениях) следующие виды ошибок набора:</text:p>
            <text:list xml:id="list2217411661" text:style-name="L1">
              <text:list-item>
                <text:p text:style-name="P23">Множество последовательных пробелов заменяется на единственный</text:p>
              </text:list-item>
              <text:list-item>
                <text:p text:style-name="P23">Удаляются пробелы перед знаками пунктуации</text:p>
              </text:list-item>
              <text:list-item>
                <text:p text:style-name="P23">Тире между цифрами заменяется на цифровое тире</text:p>
              </text:list-item>
              <text:list-item>
                <text:p text:style-name="P23">Тире между словами заменяется на среднее тире</text:p>
              </text:list-item>
              <text:list-item>
                <text:p text:style-name="P23">Пробелы после открывания скобок или кавычек удаляются</text:p>
              </text:list-item>
              <text:list-item>
                <text:p text:style-name="P23">Пробел между фамилией и последующими инициалами заменяется на неразрывный</text:p>
              </text:list-item>
              <text:list-item>
                <text:p text:style-name="P23">Пробел между инициалами и последующей фамилией заменяется на неразрывный</text:p>
              </text:list-item>
              <text:list-item>
                <text:p text:style-name="P23">Пробелы между и т. д., и т. п., т. к., т. п., т. е., т. н., заменяются на неразрывные. При отсутствии пробелов между<text:change text:change-id="ct129763888"/><text:change-start text:change-id="ct129760192"/> <text:change-end text:change-id="ct129760192"/>т.д. т.п. т.к. т.е. т. н. они вставляются</text:p>
              </text:list-item>
              <text:list-item>
                <text:p text:style-name="P23">Пробел между с. 7 и т. 7 заменяется на неразрывный</text:p>
              </text:list-item>
              <text:list-item>
                <text:p text:style-name="P23">Пробел между серия 7, часть 7, том 7 заменяется на неразрывный</text:p>
              </text:list-item>
              <text:list-item>
                <text:p text:style-name="P23">Пробел между 1917 г. Заменяется на неразрывный, а при отсутсвии вставляется</text:p>
                <text:p text:style-name="P24">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4">Publishing.Correction.executeMakeMeHappy</text:p>
          </table:table-cell>
        </table:table-row>
        <table:table-row>
          <table:table-cell table:style-name="Таблица1.A2" office:value-type="string">
            <text:p text:style-name="P13">Формат</text:p>
          </table:table-cell>
          <table:table-cell table:style-name="Таблица1.A2" office:value-type="string">
            <text:p text:style-name="P16">Очищает ручное форматирование, кроме <text:span text:style-name="T6">следующего</text:span>: </text:p>
            <text:list xml:id="list4247926106" text:style-name="L2">
              <text:list-item>
                <text:p text:style-name="P25"><text:span text:style-name="T6">П</text:span>олужирного</text:p>
              </text:list-item>
              <text:list-item>
                <text:p text:style-name="P25"><text:span text:style-name="T6">К</text:span>урсива</text:p>
              </text:list-item>
              <text:list-item>
                <text:p text:style-name="P25"><text:span text:style-name="T6">П</text:span>одчеркивания</text:p>
              </text:list-item>
              <text:list-item>
                <text:p text:style-name="P25"><text:span text:style-name="T6">З</text:span>ачеркивания</text:p>
              </text:list-item>
              <text:list-item>
                <text:p text:style-name="P25"><text:span text:style-name="T6">В</text:span>ерхн<text:span text:style-name="T6">ий</text:span> индекс</text:p>
              </text:list-item>
              <text:list-item>
                <text:p text:style-name="P25"><text:soft-page-break/><text:span text:style-name="T6">Н</text:span>ижн<text:span text:style-name="T6">ий</text:span> индекс</text:p>
              </text:list-item>
              <text:list-item>
                <text:p text:style-name="P25"><text:span text:style-name="T6">Р</text:span>астянут<text:span text:style-name="T6">ый</text:span> текст (2пт)</text:p>
              </text:list-item>
            </text:list>
            <text:p text:style-name="P17">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3">Все сноски переводятся в стиль Сноска.</text:p>
          </table:table-cell>
          <table:table-cell table:style-name="Таблица1.C2" office:value-type="string">
            <text:p text:style-name="P14">Publishing.CleanManualFormat.executeClean</text:p>
          </table:table-cell>
        </table:table-row>
        <table:table-row>
          <table:table-cell table:style-name="Таблица1.A2" office:value-type="string">
            <text:p text:style-name="P13">Пустые стили</text:p>
          </table:table-cell>
          <table:table-cell table:style-name="Таблица1.A2" office:value-type="string">
            <text:p text:style-name="P13">Удаляет неиспользуемые пользовательские стили, кроме стилей из шаблона статьи.</text:p>
          </table:table-cell>
          <table:table-cell table:style-name="Таблица1.C2" office:value-type="string">
            <text:p text:style-name="P14">Publishing.unusedStyles.executeRemoveUnusedStyles</text:p>
          </table:table-cell>
        </table:table-row>
      </table:table>
      <text:h text:style-name="P29" text:outline-level="2">Макросы для работы со шрифтами</text:h>
      <text:p text:style-name="P12"/>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8">Название</text:p>
          </table:table-cell>
          <table:table-cell table:style-name="Таблица4.A1" office:value-type="string">
            <text:p text:style-name="P18">Описание</text:p>
          </table:table-cell>
          <table:table-cell table:style-name="Таблица4.C1" office:value-type="string">
            <text:p text:style-name="P15">Путь макроса для выполнения по сочетанию клавиш</text:p>
          </table:table-cell>
        </table:table-row>
        <table:table-row>
          <table:table-cell table:style-name="Таблица4.A2" office:value-type="string">
            <text:p text:style-name="P18">TNR2IPH</text:p>
          </table:table-cell>
          <table:table-cell table:style-name="Таблица4.A2" office:value-type="string">
            <text:p text:style-name="P19"><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5">Publishing.<text:span text:style-name="T4">replaceFonts</text:span>.<text:span text:style-name="T4">TNR2IPH</text:span></text:p>
          </table:table-cell>
        </table:table-row>
        <table:table-row>
          <table:table-cell table:style-name="Таблица4.A2" office:value-type="string">
            <text:p text:style-name="P18">Univ2IPH</text:p>
          </table:table-cell>
          <table:table-cell table:style-name="Таблица4.A2" office:value-type="string">
            <text:p text:style-name="P19"><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5">Publishing.<text:span text:style-name="T4">replaceFonts</text:span>.<text:span text:style-name="T4">Univ2IPH</text:span></text:p>
          </table:table-cell>
        </table:table-row>
        <table:table-row>
          <table:table-cell table:style-name="Таблица4.A2" office:value-type="string">
            <text:p text:style-name="P19">Goth2<text:span text:style-name="T4">IPH</text:span></text:p>
          </table:table-cell>
          <table:table-cell table:style-name="Таблица4.A2" office:value-type="string">
            <text:p text:style-name="P19"><text:span text:style-name="T4">Преобразует</text:span> все символы из WL LatinAllIn1Goth в <text:span text:style-name="T4">IPH Serif</text:span></text:p>
          </table:table-cell>
          <table:table-cell table:style-name="Таблица4.C2" office:value-type="string">
            <text:p text:style-name="P15">Publishing.<text:span text:style-name="T4">replaceFonts</text:span>.Goth2<text:span text:style-name="T4">IPH</text:span></text:p>
          </table:table-cell>
        </table:table-row>
        <table:table-row>
          <table:table-cell table:style-name="Таблица4.A2" office:value-type="string">
            <text:p text:style-name="P19"><text:span text:style-name="T4">IPH</text:span>2Goth</text:p>
          </table:table-cell>
          <table:table-cell table:style-name="Таблица4.A2" office:value-type="string">
            <text:p text:style-name="P19"><text:span text:style-name="T4">Преобразует</text:span> все символы из <text:span text:style-name="T4">IPH Serif</text:span> в WL LatinAllIn1Goth </text:p>
          </table:table-cell>
          <table:table-cell table:style-name="Таблица4.C2" office:value-type="string">
            <text:p text:style-name="P15">Publishing.<text:span text:style-name="T4">replaceFonts</text:span>.<text:span text:style-name="T4">IPH</text:span>2Goth</text:p>
          </table:table-cell>
        </table:table-row>
        <table:table-row>
          <table:table-cell table:style-name="Таблица4.A2" office:value-type="string">
            <text:p text:style-name="P18">TimesAr2IPH</text:p>
          </table:table-cell>
          <table:table-cell table:style-name="Таблица4.A2" office:value-type="string">
            <text:p text:style-name="P19"><text:span text:style-name="T4">Преобразует</text:span> символы из <text:span text:style-name="T4">Times Arabic</text:span> в <text:span text:style-name="T4">IPH Serif</text:span></text:p>
          </table:table-cell>
          <table:table-cell table:style-name="Таблица4.C2" office:value-type="string">
            <text:p text:style-name="P15">Publishing.<text:span text:style-name="T4">replaceFonts</text:span>.<text:span text:style-name="T4">TimesAr2IPH</text:span></text:p>
          </table:table-cell>
        </table:table-row>
        <table:table-row>
          <table:table-cell table:style-name="Таблица4.A2" office:value-type="string">
            <text:p text:style-name="P18">badGoth2IPH</text:p>
          </table:table-cell>
          <table:table-cell table:style-name="Таблица4.A2" office:value-type="string">
            <text:p text:style-name="P19"><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5">Publishing.<text:span text:style-name="T4">replaceFonts</text:span>.<text:span text:style-name="T4">badGoth2IPH</text:span></text:p>
          </table:table-cell>
        </table:table-row>
      </table:table>
      <text:h text:style-name="P30"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3">Название</text:p>
          </table:table-cell>
          <table:table-cell table:style-name="Таблица2.A1" office:value-type="string">
            <text:p text:style-name="P13">Описание</text:p>
          </table:table-cell>
          <table:table-cell table:style-name="Таблица2.C1" office:value-type="string">
            <text:p text:style-name="P14">Путь макроса для выполнения по сочетанию клавиш</text:p>
          </table:table-cell>
        </table:table-row>
        <table:table-row table:style-name="Таблица2.1">
          <table:table-cell table:style-name="Таблица2.A2" office:value-type="string">
            <text:p text:style-name="P20"><text:span text:style-name="T11">Собрать</text:span> выпуск</text:p>
          </table:table-cell>
          <table:table-cell table:style-name="Таблица2.A2" office:value-type="string">
            <text:p text:style-name="P20">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4"/>
          </table:table-cell>
        </table:table-row>
        <table:table-row table:style-name="Таблица2.1">
          <table:table-cell table:style-name="Таблица2.A2" office:value-type="string">
            <text:p text:style-name="P13">Разрыв со сжатием</text:p>
          </table:table-cell>
          <table:table-cell table:style-name="Таблица2.A2" office:value-type="string">
            <text:p text:style-name="P13">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4">Publishing.pageBreaks.executeShrinkPageContent</text:p>
          </table:table-cell>
        </table:table-row>
        <table:table-row table:style-name="Таблица2.1">
          <table:table-cell table:style-name="Таблица2.A2" office:value-type="string">
            <text:p text:style-name="P13">Разрыв</text:p>
          </table:table-cell>
          <table:table-cell table:style-name="Таблица2.A2" office:value-type="string">
            <text:p text:style-name="P13">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4">Publishing.pageBreaks.executeSplitPages</text:p>
          </table:table-cell>
        </table:table-row>
        <table:table-row table:style-name="Таблица2.1">
          <table:table-cell table:style-name="Таблица2.A2" office:value-type="string">
            <text:p text:style-name="P13">ШрифтыВстили</text:p>
          </table:table-cell>
          <table:table-cell table:style-name="Таблица2.A2" office:value-type="string">
            <text:p text:style-name="P13">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4">Publishing.CleanManualFormat.executeReplaceFonts</text:p>
          </table:table-cell>
        </table:table-row>
        <table:table-row table:style-name="Таблица2.1">
          <table:table-cell table:style-name="Таблица2.A2" office:value-type="string">
            <text:p text:style-name="P13">СтилиСносок</text:p>
          </table:table-cell>
          <table:table-cell table:style-name="Таблица2.A2" office:value-type="string">
            <text:p text:style-name="P13">Назначить всем сноскам стиль Сноска</text:p>
          </table:table-cell>
          <table:table-cell table:style-name="Таблица2.C2" office:value-type="string">
            <text:p text:style-name="P14">Publishing.CleanManualFormat.NotesCleanStyle</text:p>
          </table:table-cell>
        </table:table-row>
        <table:table-row table:style-name="Таблица2.1">
          <table:table-cell table:style-name="Таблица2.A2" office:value-type="string">
            <text:p text:style-name="P20">InDD</text:p>
          </table:table-cell>
          <table:table-cell table:style-name="Таблица2.A2" office:value-type="string">
            <text:p text:style-name="P20">Импорт документа из In Design</text:p>
          </table:table-cell>
          <table:table-cell table:style-name="Таблица2.C2" office:value-type="string">
            <text:p text:style-name="P14"/>
          </table:table-cell>
        </table:table-row>
        <text:soft-page-break/>
        <table:table-row table:style-name="Таблица2.1">
          <table:table-cell table:style-name="Таблица2.A2" office:value-type="string">
            <text:p text:style-name="P20">CreateBidirectionalLink</text:p>
          </table:table-cell>
          <table:table-cell table:style-name="Таблица2.A2" office:value-type="string">
            <text:p text:style-name="P20">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4"/>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4H19M6S</meta:editing-duration>
    <meta:editing-cycles>723</meta:editing-cycles>
    <meta:generator>LibreOffice/6.1.4.2$Linux_X86_64 LibreOffice_project/9d0f32d1f0b509096fd65e0d4bec26ddd1938fd3</meta:generator>
    <dc:date>2019-03-27T18:13:07.012365326</dc:date>
    <meta:document-statistic meta:table-count="4" meta:image-count="0" meta:object-count="0" meta:page-count="5" meta:paragraph-count="101" meta:word-count="680" meta:character-count="5259" meta:non-whitespace-character-count="4686"/>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fixFrequentMistakes

	disposeAllBookmarks
	
	replaceBaseToStandard
	
	convertFormattingToText
	
	executeReplaceFonts
	
	ClearDirectFormat
	
	convertFormattingFromText
	
	NotesCleanStyle
	
	executeRemoveUnusedStyles
	
	statusIndicator.end()
	
	saveAndreload()
End Sub

Sub disposeAllBookmarks()
	bookmarks = ThisComponent.Links.getByName("Закладки")
	While bookmarks.hasElements()
		bookmark = bookmarks.getByName(bookmarks.ElementNames(0))
		bookmark.dispose()
	Wen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width As String
	Dim height As String
	Dim oStyles As Object
	Dim curStyle As Object
	width = InputBox("Введите ширину страниц:", "Установка ширины всех страниц документа", "210")
	height = InputBox("Введите высоту страниц:", "Установка высоты всех страниц документа", "297")
	oStyles =  ThisComponent.StyleFamilies.getByName("PageStyles")
	For i = 0  to oStyles.Count - 1
		curStyle = oStyles.getByIndex(i)
		curStyle.Width = CLng(width + "00")
		curStyle.Height = CLng(height + "00")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ManualOutlineLevel?language=Basic&amp;location=application"
  sCmdLable = "Огл."
  nCount = 9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getArticleLastPage())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ManualOutlineLevel
	statusIndicator.end()
End Sub

Sub setPageNumbers()
	Dim oVeiwCursor As Object
	Dim pageNum as Integer
	Dim firstPage as String
	oViewCursor = ThisComponent.CurrentController.getViewCursor()
	oViewCursor.jumpToFirstPage()
	firstPage =  findFirstPageWithStyle("Первая страница статьи 1")
	oViewCursor.jumpToPage(firstPage)
	For i = 1 To 25 
		pageNum = getArticleLastPage()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getArticleLastPage()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getArticleLastPage = -1
		Exit Function
	End If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oViewCursor = ThisComponent.CurrentController.getViewCursor()
'	oTextCursor = oViewCursor.Text.createTextCursorByRange(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ManualOutlineLevel

	Dim targetStyleName As String 
	Dim num As Integer
	Dim oViewCursor As Object
	Dim oText As Object
	Dim curText As Object
	num = 2
	targetStyleName = "Заголовок 2"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